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Helvetica Neue', Helvetica, Arial, sans-serif"/>
    <style:font-face style:name="OpenSymbol" svg:font-family="OpenSymbol" style:font-charset="x-symbol"/>
  </office:font-face-decls>
  <office:automatic-styles>
    <style:style style:name="P1" style:family="paragraph" style:parent-style-name="Standard">
      <style:text-properties fo:font-weight="bold" officeooo:rsid="00149d10" officeooo:paragraph-rsid="00149d10" style:font-weight-asian="bold" style:font-weight-complex="bold"/>
    </style:style>
    <style:style style:name="P2" style:family="paragraph" style:parent-style-name="Standard">
      <style:text-properties officeooo:rsid="00149d10" officeooo:paragraph-rsid="00163c70"/>
    </style:style>
    <style:style style:name="P3" style:family="paragraph" style:parent-style-name="Standard" style:master-page-name="Standard">
      <style:paragraph-properties style:page-number="1"/>
      <style:text-properties fo:font-weight="bold" style:font-weight-asian="bold"/>
    </style:style>
    <style:style style:name="P4" style:family="paragraph" style:parent-style-name="Standard">
      <style:text-properties officeooo:rsid="00149d10"/>
    </style:style>
    <style:style style:name="P5" style:family="paragraph" style:parent-style-name="Standard">
      <style:text-properties officeooo:rsid="0018fe93" officeooo:paragraph-rsid="0018fe93"/>
    </style:style>
    <style:style style:name="P6" style:family="paragraph" style:parent-style-name="Standard" style:list-style-name="L1"/>
    <style:style style:name="T1" style:family="text">
      <style:text-properties fo:font-style="italic" style:font-style-asian="italic"/>
    </style:style>
    <style:style style:name="T2" style:family="text">
      <style:text-properties officeooo:rsid="0012d219"/>
    </style:style>
    <style:style style:name="T3" style:family="text">
      <style:text-properties officeooo:rsid="0018fe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LDS and MLCM: two scaling methods to study stimulus appearance</text:p>
      <text:p text:style-name="Standard">Guillermo Aguilar</text:p>
      <text:p text:style-name="Standard"/>
      <text:p text:style-name="Standard"/>
      <text:p text:style-name="Standard">Maximum Likelihood Difference Scaling (MLDS) and Maximum Likelihood Conjoint Measurement (MLCM) are two methods used to estimate <text:span text:style-name="T1">perceptual scales</text:span> (Knoblauch &amp; Maloney, 2012). These scales reflect stimulus appearance <text:span text:style-name="T2">and </text:span>characteriz<text:span text:style-name="T2">e </text:span>the mapping of stimulus dimensions to a perceptual dimension of interest. They can also serve as a basis for comparing computational models of the visual system. In this hands-on tutorial, you will learn how to design a typical MLDS/MLCM experiment and estimate scales using the collected data (in the R programming language). We will also cover the underlying assumptions of the method, how and when these assumptions can be experimentally tested, and provide general recommendations to avoid common pitfalls encountered in practice.</text:p>
      <text:p text:style-name="Standard"/>
      <text:p text:style-name="Standard">Knowledge on R programming is not strictly required, but attendees should have basic programming skills.</text:p>
      <text:p text:style-name="Standard"/>
      <text:p text:style-name="P5">References:</text:p>
      <text:list xml:id="list3197460934" text:style-name="L1">
        <text:list-item>
          <text:p text:style-name="P6">Knoblauch &amp; Maloney (2012). Modeling Psychophysical Data in R .</text:p>
        </text:list-item>
        <text:list-item>
          <text:p text:style-name="P6">Aguilar <text:span text:style-name="T3">&amp; </text:span>Maertens <text:span text:style-name="T3">(2020) </text:span>Toward reliable measurements of perceptual scales in multiple contexts. Journal of Vision.</text:p>
        </text:list-item>
        <text:list-item>
          <text:p text:style-name="P6">Vincent, Maertens <text:span text:style-name="T3">&amp; </text:span>Aguilar <text:span text:style-name="T3">(2024) </text:span>What Fechner could not do: Separating perceptual encoding and decoding with difference scaling. Journal of Vision</text:p>
          <text:p text:style-name="P6"/>
        </text:list-item>
      </text:list>
      <text:p text:style-name="Standard"/>
      <text:p text:style-name="Standard"/>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Helvetica Neue', Helvetica, Arial,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1-13T14:24:11.549636931</dc:date>
    <dc:creator>Guillermo Aguilar</dc:creator>
    <meta:editing-duration>PT5M39S</meta:editing-duration>
    <meta:editing-cycles>6</meta:editing-cycles>
    <meta:document-statistic meta:table-count="0" meta:image-count="0" meta:object-count="0" meta:page-count="1" meta:paragraph-count="9" meta:word-count="191" meta:character-count="1294" meta:non-whitespace-character-count="1115"/>
  </office:meta>
</office:document-meta>
</file>